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930000008D0A79701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text-align="start" style:justify-single-word="false" fo:break-before="pag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6">
      <style:paragraph-properties fo:text-align="start" style:justify-single-word="fals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18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9" style:family="paragraph" style:parent-style-name="Heading_20_1">
      <style:paragraph-properties fo:text-align="center" style:justify-single-word="false"/>
      <style:text-properties style:font-name="Arial" fo:font-weight="bold" style:font-weight-asian="bold"/>
    </style:style>
    <style:style style:name="P20" style:family="paragraph" style:parent-style-name="Preformatted_20_Text">
      <style:paragraph-properties fo:text-align="start" style:justify-single-word="false"/>
    </style:style>
    <style:style style:name="P21" style:family="paragraph" style:parent-style-name="Preformatted_20_Text" style:list-style-name="L3">
      <style:paragraph-properties fo:text-align="start" style:justify-single-word="false"/>
    </style:style>
    <style:style style:name="P22" style:family="paragraph" style:parent-style-name="Preformatted_20_Text" style:list-style-name="L4">
      <style:paragraph-properties fo:text-align="start" style:justify-single-word="false"/>
    </style:style>
    <style:style style:name="P23" style:family="paragraph" style:parent-style-name="Preformatted_20_Text" style:list-style-name="L5">
      <style:paragraph-properties fo:text-align="start" style:justify-single-word="false"/>
    </style:style>
    <style:style style:name="P24" style:family="paragraph" style:parent-style-name="Preformatted_20_Text">
      <style:paragraph-properties fo:margin-left="1.251cm" fo:margin-right="0cm" fo:text-align="start" style:justify-single-word="false" fo:text-indent="0cm" style:auto-text-indent="false"/>
    </style:style>
    <style:style style:name="P25" style:family="paragraph" style:parent-style-name="Preformatted_20_Text">
      <style:paragraph-properties fo:margin-left="1.251cm" fo:margin-right="0cm" fo:text-indent="0cm" style:auto-text-indent="false"/>
      <style:text-properties style:font-name="Courier 10 Pitch"/>
    </style:style>
    <style:style style:name="P26" style:family="paragraph" style:parent-style-name="Preformatted_20_Text">
      <style:paragraph-properties fo:margin-left="1.251cm" fo:margin-right="0cm" fo:margin-top="0cm" fo:margin-bottom="0.499cm" fo:text-indent="0cm" style:auto-text-indent="false"/>
      <style:text-properties style:font-name="Courier 10 Pitch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3" style:family="text">
      <style:text-properties style:font-name="Arial" fo:font-size="8pt" style:font-name-asian="Arial" style:font-size-asian="8pt" style:font-name-complex="Arial" style:font-size-complex="8pt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Courier 10 Pitch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Courier 10 Pitch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SV. IES Haría</text:p>
      <text:p text:style-name="P7">UT7. Actividad complementaria 1</text:p>
      <text:p text:style-name="P3"/>
      <text:p text:style-name="P3"/>
      <text:p text:style-name="P3"/>
      <text:p text:style-name="P3"/>
      <text:p text:style-name="P3"/>
      <text:h text:style-name="P18" text:outline-level="1">Uso de menús en ficheros .bat</text:h>
      <text:h text:style-name="P18" text:outline-level="1"/>
      <text:p text:style-name="P4"><draw:frame draw:style-name="fr2" draw:name="gráficos3" text:anchor-type="as-char" svg:width="7.938cm" svg:height="7.938cm" draw:z-index="4"><draw:image xlink:href="http://www.muywindows.com/wp-content/uploads/2012/04/command-prompt.png" xlink:type="simple" xlink:show="embed" xlink:actuate="onLoad"/></draw:frame><text:bookmark text:name="il_fi1"/></text:p>
      <text:p text:style-name="P4"><text:bookmark text:name="il_fi"/></text:p>
      <text:h text:style-name="P18" text:outline-level="1"/>
      <text:h text:style-name="P18" text:outline-level="1"/>
      <text:h text:style-name="P18" text:outline-level="1"/>
      <text:h text:style-name="P19" text:outline-level="1"/>
      <text:p text:style-name="P2"/>
      <text:p text:style-name="P2"/>
      <text:p text:style-name="P8">Objetivo de la actividad</text:p>
      <text:p text:style-name="P1"/>
      <text:p text:style-name="P5">Profundizar en las posibilidades de los ficheros bat. Uso de un menú de opciones</text:p>
      <text:list xml:id="list334763331" text:style-name="L1">
        <text:list-header>
          <text:p text:style-name="P12"/>
        </text:list-header>
      </text:list>
      <text:p text:style-name="P1">Teoría</text:p>
      <text:p text:style-name="P5"/>
      <text:p text:style-name="P5">Empezamos mostrando el menú por pantalla. Creamos el fichero ejemplo-menu.bat e introducimos las siguientes líneas:</text:p>
      <text:p text:style-name="P5"/>
      <text:p text:style-name="P24"><text:span text:style-name="Strong_20_Emphasis"><text:span text:style-name="T11">@echo off</text:span></text:span></text:p>
      <text:p text:style-name="P25">:Menu</text:p>
      <text:p text:style-name="P25">cls</text:p>
      <text:p text:style-name="P25">rem Mostramos el menú</text:p>
      <text:p text:style-name="P25">echo Seleccione su opcion tecleando el numero respectivo.</text:p>
      <text:p text:style-name="P25">echo.</text:p>
      <text:p text:style-name="P25">echo 1. Primera Opcion</text:p>
      <text:p text:style-name="P25">echo 2. Segunda Opcion</text:p>
      <text:p text:style-name="P26">echo 3. Salir</text:p>
      <text:list xml:id="list2047203027" text:style-name="L3">
        <text:list-item>
          <text:p text:style-name="P21"><text:span text:style-name="Strong_20_Emphasis"><text:span text:style-name="T6">:Menu</text:span></text:span><text:span text:style-name="Strong_20_Emphasis"><text:span text:style-name="T7"> es una etiqueta. Me permite poner una marca en el programa. Ya veremos más adelante que en combinación con GOTO me permite hacer saltos dentro del programa.</text:span></text:span></text:p>
        </text:list-item>
        <text:list-item>
          <text:p text:style-name="P21"><text:span text:style-name="Strong_20_Emphasis"><text:span text:style-name="T6">CLS </text:span></text:span><text:span text:style-name="Strong_20_Emphasis"><text:span text:style-name="T7">me permite borrar la pantalla.</text:span></text:span></text:p>
        </text:list-item>
        <text:list-item>
          <text:p text:style-name="P21"><text:span text:style-name="Strong_20_Emphasis"><text:span text:style-name="T6">REM</text:span></text:span><text:span text:style-name="Strong_20_Emphasis"><text:span text:style-name="T7"> se utiliza simplemente para poner comentarios. Lo que haya a la derecha de REM no se procesa al ejecutar el fichero de procesamiento por lotes.</text:span></text:span></text:p>
        </text:list-item>
        <text:list-item>
          <text:p text:style-name="P21"><text:span text:style-name="Strong_20_Emphasis"><text:span text:style-name="T6">ECHO</text:span></text:span><text:span text:style-name="Strong_20_Emphasis"><text:span text:style-name="T7"> se utiliza, como ya vimos para mostrar información por la consola. En este caso mostramos las instrucciones y las opciones del menú.</text:span></text:span></text:p>
        </text:list-item>
      </text:list>
      <text:p text:style-name="P20"><text:span text:style-name="Strong_20_Emphasis"><text:span text:style-name="T7"/></text:span></text:p>
      <text:p text:style-name="P20"><text:span text:style-name="Strong_20_Emphasis"><text:span text:style-name="T7">A continuación introducimos las líneas necesarias para leer una opción por el teclado y mandar la ejecución del programa a la sección correspondiente</text:span></text:span></text:p>
      <text:p text:style-name="P20"><text:span text:style-name="Strong_20_Emphasis"><text:span text:style-name="T7"/></text:span></text:p>
      <text:p text:style-name="P24"><text:span text:style-name="Strong_20_Emphasis"><text:span text:style-name="T12">set /p var=</text:span></text:span></text:p>
      <text:p text:style-name="P24"><text:span text:style-name="Strong_20_Emphasis"><text:span text:style-name="T12">if %var%==1 goto :Primero</text:span></text:span></text:p>
      <text:p text:style-name="P24"><text:span text:style-name="Strong_20_Emphasis"><text:span text:style-name="T12">if %var%==2 goto :Segundo</text:span></text:span></text:p>
      <text:p text:style-name="P24"><text:span text:style-name="Strong_20_Emphasis"><text:span text:style-name="T12">if %var%==3 goto exit</text:span></text:span></text:p>
      <text:p text:style-name="P24"><text:span text:style-name="Strong_20_Emphasis"><text:span text:style-name="T12">if %var% GTR 3 echo Error</text:span></text:span></text:p>
      <text:p text:style-name="P24"><text:span text:style-name="Strong_20_Emphasis"><text:span text:style-name="T12">goto :Menu</text:span></text:span></text:p>
      <text:p text:style-name="P20"><text:span text:style-name="Strong_20_Emphasis"><text:span text:style-name="T7"/></text:span></text:p>
      <text:list xml:id="list962908305" text:style-name="L4">
        <text:list-item>
          <text:p text:style-name="P22"><text:span text:style-name="Strong_20_Emphasis"><text:span text:style-name="T6">SET </text:span></text:span><text:span text:style-name="Strong_20_Emphasis"><text:span text:style-name="T7">ya vimos que nos permite leer una opción de teclado y asignar el valor leído a una variable, en este caso </text:span></text:span><text:span text:style-name="Strong_20_Emphasis"><text:span text:style-name="T6">var</text:span></text:span></text:p>
        </text:list-item>
        <text:list-item>
          <text:p text:style-name="P22"><text:span text:style-name="Strong_20_Emphasis"><text:span text:style-name="T6">IF</text:span></text:span><text:span text:style-name="Strong_20_Emphasis"><text:span text:style-name="T7"> me permite evaluar una condición. En este caso comparamos el valor leído y almacenado en la variable </text:span></text:span><text:span text:style-name="Strong_20_Emphasis"><text:span text:style-name="T6">var</text:span></text:span><text:span text:style-name="Strong_20_Emphasis"><text:span text:style-name="T7"> con las opciones del menú:</text:span></text:span></text:p>
          <text:list>
            <text:list-item>
              <text:p text:style-name="P22"><text:span text:style-name="Strong_20_Emphasis"><text:span text:style-name="T7">Para la primera y segunda opción me manda a las etiquetas en las que se ejecuta el código correspondiente a cada opción</text:span></text:span></text:p>
            </text:list-item>
            <text:list-item>
              <text:p text:style-name="P22"><text:span text:style-name="Strong_20_Emphasis"><text:span text:style-name="T7">Para la tercera opción termina el programa</text:span></text:span></text:p>
            </text:list-item>
            <text:list-item>
              <text:p text:style-name="P22"><text:span text:style-name="Strong_20_Emphasis"><text:span text:style-name="T7">El operador GTR (Greater → mayor que) me permite averiguar si el valor de la variable es mayor que 3, en cuyo caso muestra un mensaje de error.</text:span></text:span></text:p>
            </text:list-item>
          </text:list>
        </text:list-item>
        <text:list-item>
          <text:p text:style-name="P22"><text:span text:style-name="Strong_20_Emphasis"><text:span text:style-name="T6">GOTO</text:span></text:span><text:span text:style-name="Strong_20_Emphasis"><text:span text:style-name="T7"> me permite cambiar el flujo normal de ejecución (línea a línea de forma consecutiva) En este caso, si el programa llega aquí nos manda a la línea con la etiqueta :Menu (2ª línea), por lo que se volvería a mostrar el menú.</text:span></text:span></text:p>
        </text:list-item>
      </text:list>
      <text:p text:style-name="P20"><text:span text:style-name="Strong_20_Emphasis"><text:span text:style-name="T7"/></text:span></text:p>
      <text:p text:style-name="P20"><text:soft-page-break/><text:span text:style-name="Strong_20_Emphasis"><text:span text:style-name="T7">A continuación va el código para ejecutar cada opción del menú:</text:span></text:span></text:p>
      <text:p text:style-name="P20"><text:span text:style-name="Strong_20_Emphasis"><text:span text:style-name="T7"/></text:span></text:p>
      <text:p text:style-name="P24"><text:span text:style-name="Strong_20_Emphasis"><text:span text:style-name="T12">:Primero</text:span></text:span></text:p>
      <text:p text:style-name="P24"><text:span text:style-name="Strong_20_Emphasis"><text:span text:style-name="T12">cls </text:span></text:span></text:p>
      <text:p text:style-name="P24"><text:span text:style-name="Strong_20_Emphasis"><text:span text:style-name="T12">Echo Esta es la Primera Opción</text:span></text:span></text:p>
      <text:p text:style-name="P24"><text:span text:style-name="Strong_20_Emphasis"><text:span text:style-name="T12">Echo Presione una tecla para volver al menú</text:span></text:span></text:p>
      <text:p text:style-name="P24"><text:span text:style-name="Strong_20_Emphasis"><text:span text:style-name="T12">Pause&gt;Nul</text:span></text:span></text:p>
      <text:p text:style-name="P24"><text:span text:style-name="Strong_20_Emphasis"><text:span text:style-name="T12">goto :Menu</text:span></text:span></text:p>
      <text:p text:style-name="P24"><text:span text:style-name="Strong_20_Emphasis"><text:span text:style-name="T12">:Segundo</text:span></text:span></text:p>
      <text:p text:style-name="P24"><text:span text:style-name="Strong_20_Emphasis"><text:span text:style-name="T12">cls </text:span></text:span></text:p>
      <text:p text:style-name="P24"><text:span text:style-name="Strong_20_Emphasis"><text:span text:style-name="T12">Echo Esta es la Segunda Opción</text:span></text:span></text:p>
      <text:p text:style-name="P24"><text:span text:style-name="Strong_20_Emphasis"><text:span text:style-name="T12">Echo Presione una tecla para volver al menú</text:span></text:span></text:p>
      <text:p text:style-name="P24"><text:span text:style-name="Strong_20_Emphasis"><text:span text:style-name="T12">Pause&gt;Nul</text:span></text:span></text:p>
      <text:p text:style-name="P24"><text:span text:style-name="Strong_20_Emphasis"><text:span text:style-name="T12">goto :Menu</text:span></text:span></text:p>
      <text:p text:style-name="P24"><text:span text:style-name="Strong_20_Emphasis"><text:span text:style-name="T12"/></text:span></text:p>
      <text:list xml:id="list493305447" text:style-name="L5">
        <text:list-item>
          <text:p text:style-name="P23"><text:span text:style-name="Strong_20_Emphasis"><text:span text:style-name="T7">Después de la etiqueta de cada opción se ejecuta el código de la misma, en este caso simplemente se muestra información por pantalla.</text:span></text:span></text:p>
        </text:list-item>
        <text:list-item>
          <text:p text:style-name="P23"><text:span text:style-name="Strong_20_Emphasis"><text:span text:style-name="T6">Pause&gt;Nul</text:span></text:span><text:span text:style-name="Strong_20_Emphasis"><text:span text:style-name="T7"> después del código Pause hace que el programa se quede a la espera de que pulsemos una tecla para continuar. &gt;Nul hace que la salida estandar del comando (el mensaje “pulsa una tecla para continuar”) en lugar de mostrarse por pantalla se redirecciona a Nul → vacio, por lo que no se mostraría dicho texto.</text:span></text:span></text:p>
        </text:list-item>
        <text:list-item>
          <text:p text:style-name="P23"><text:span text:style-name="Strong_20_Emphasis"><text:span text:style-name="T6">GOTO :Menu</text:span></text:span><text:span text:style-name="Strong_20_Emphasis"><text:span text:style-name="T7"> devuelve el programa al principio del mismo con lo que se volvería a mostrar el menú.</text:span></text:span></text:p>
        </text:list-item>
      </text:list>
      <text:p text:style-name="P20"><text:span text:style-name="Strong_20_Emphasis"><text:span text:style-name="T7"/></text:span></text:p>
      <text:p text:style-name="P20"><text:span text:style-name="Strong_20_Emphasis"><text:span text:style-name="T5"/></text:span></text:p>
      <text:p text:style-name="P1"><text:span text:style-name="Strong_20_Emphasis"><text:span text:style-name="T10">Taréa</text:span></text:span></text:p>
      <text:p text:style-name="P1"><text:span text:style-name="Strong_20_Emphasis"><text:span text:style-name="T8"/></text:span></text:p>
      <text:p text:style-name="P1"><text:span text:style-name="Strong_20_Emphasis"><text:span text:style-name="T9">Realiza el siguiente fichero de procesamiento por lotes</text:span></text:span></text:p>
      <text:p text:style-name="P1"><text:span text:style-name="Strong_20_Emphasis"><text:span text:style-name="T9"/></text:span></text:p>
      <text:p text:style-name="P1"><text:span text:style-name="Strong_20_Emphasis"><text:span text:style-name="T9">Muestre el siguiente menú</text:span></text:span></text:p>
      <text:p text:style-name="P1"><text:span text:style-name="Strong_20_Emphasis"><text:span text:style-name="T9"/></text:span></text:p>
      <text:p text:style-name="P17"><text:span text:style-name="Strong_20_Emphasis"><text:span text:style-name="T9">1. Mostrar red</text:span></text:span></text:p>
      <text:p text:style-name="P17"><text:span text:style-name="Strong_20_Emphasis"><text:span text:style-name="T9">2. Comprobar red. ping</text:span></text:span></text:p>
      <text:p text:style-name="P17"><text:span text:style-name="Strong_20_Emphasis"><text:span text:style-name="T9">3. Comprobar red. Tracert</text:span></text:span></text:p>
      <text:p text:style-name="P17"><text:span text:style-name="Strong_20_Emphasis"><text:span text:style-name="T9">4. Nombre del equipo.</text:span></text:span></text:p>
      <text:p text:style-name="P17"><text:span text:style-name="Strong_20_Emphasis"><text:span text:style-name="T9">5. Localizar equipos en la red</text:span></text:span></text:p>
      <text:p text:style-name="P17"><text:span text:style-name="Strong_20_Emphasis"><text:span text:style-name="T9">6. Salir</text:span></text:span></text:p>
      <text:p text:style-name="P17"><text:span text:style-name="Strong_20_Emphasis"><text:span text:style-name="T9"/></text:span></text:p>
      <text:p text:style-name="P10"><text:span text:style-name="Strong_20_Emphasis"><text:span text:style-name="T9">De tal forma que si pulsamos:</text:span></text:span></text:p>
      <text:list xml:id="list1470996522" text:style-name="L6">
        <text:list-item>
          <text:p text:style-name="P15"><text:span text:style-name="Strong_20_Emphasis"><text:span text:style-name="T9">1 → muestra todos los parámetros de red del equipo</text:span></text:span></text:p>
        </text:list-item>
        <text:list-item>
          <text:p text:style-name="P15"><text:span text:style-name="Strong_20_Emphasis"><text:span text:style-name="T9">2 → nos pide una ip o nombre de dominio y hace ping a dicha IP</text:span></text:span></text:p>
        </text:list-item>
        <text:list-item>
          <text:p text:style-name="P15"><text:span text:style-name="Strong_20_Emphasis"><text:span text:style-name="T9">3 → igual que el anterior pero comprueba con tracert los puntos por los que pasan los paquetes para llegar a la ip o dominio leído.</text:span></text:span></text:p>
        </text:list-item>
        <text:list-item>
          <text:p text:style-name="P15"><text:span text:style-name="Strong_20_Emphasis"><text:span text:style-name="T9">4 → Muestra solamente el nombre del equipo.</text:span></text:span></text:p>
        </text:list-item>
        <text:list-item>
          <text:p text:style-name="P15"><text:span text:style-name="Strong_20_Emphasis"><text:span text:style-name="T9">5 → Localiza todos los equipos de la red</text:span></text:span></text:p>
        </text:list-item>
        <text:list-item>
          <text:p text:style-name="P15"><text:span text:style-name="Strong_20_Emphasis"><text:span text:style-name="T9">6 → Finaliza el programa</text:span></text:span></text:p>
        </text:list-item>
      </text:list>
      <text:p text:style-name="P10"><text:span text:style-name="Strong_20_Emphasis"><text:span text:style-name="T9"/></text:span></text:p>
      <text:p text:style-name="P10"><text:span text:style-name="Strong_20_Emphasis"><text:span text:style-name="T9">Si crees que puedes agregar alguna función interesante inclúyela y explícala.</text:span></text:span></text:p>
      <text:p text:style-name="P10"><text:span text:style-name="Strong_20_Emphasis"><text:span text:style-name="T9">No olvides utilizar comentarios para mejorar la legibilidad.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6"/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default-outline-level="1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" style:font-size-asian="10pt" style:font-name-complex="DejaVu Sans Mono" style:font-size-complex="10pt"/>
    </style:style>
    <style:style style:name="WW8Num3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style:font-name="Arial" fo:font-size="8pt" style:font-name-asian="Arial" style:font-size-asian="8pt" style:font-name-complex="Arial" style:font-size-complex="8pt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T4" style:family="text">
      <style:text-properties style:font-name="Arial" style:font-name-asian="Arial" style:font-name-complex="Arial"/>
    </style:style>
    <style:style style:name="M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-UT7. Actividad complementaria 1</text:span><text:span text:style-name="MT2"><text:tab/></text:span><text:span text:style-name="MT3">Uso de menús en ficheros .bat</text:span><text:span text:style-name="MT4"><text:tab/></text:span><draw:frame draw:style-name="Mfr1" draw:name="gráficos1" text:anchor-type="as-char" svg:width="2.17cm" svg:height="0.767cm" draw:z-index="0"><draw:image xlink:href="Pictures/10000201000001930000008D0A797014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3T09:10:46</meta:creation-date>
    <meta:generator>LibreOffice/3.4$Linux LibreOffice_project/340m1$Build-402</meta:generator>
    <dc:date>2012-05-16T09:51:13</dc:date>
    <meta:editing-duration>PT5H1M16S</meta:editing-duration>
    <meta:editing-cycles>37</meta:editing-cycles>
    <dc:creator>ivan </dc:creator>
    <meta:document-statistic meta:table-count="1" meta:image-count="2" meta:object-count="0" meta:page-count="4" meta:paragraph-count="69" meta:word-count="661" meta:character-count="3602" meta:non-whitespace-character-count="3023"/>
  </office:meta>
</office:document-meta>
</file>